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efefef" fo:padding="0.0694in" fo:border="none">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efefef" fo:padding="0.0694in" fo:border="none">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efefef" fo:padding="0.0694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efefef"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efefef" fo:padding="0.0694in" fo:border="none">
        <style:background-image/>
      </style:table-cell-properties>
    </style:style>
    <style:style style:name="P1" style:family="paragraph" style:parent-style-name="Standard">
      <style:paragraph-properties fo:line-height="100%" fo:orphans="0" fo:widows="0"/>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Heading_20_2">
      <style:paragraph-properties fo:margin-left="0in" fo:margin-right="0in" fo:text-indent="0in" style:auto-text-indent="false"/>
    </style:style>
    <style:style style:name="P5" style:family="paragraph" style:parent-style-name="Heading_20_3">
      <style:paragraph-properties fo:margin-left="0in" fo:margin-right="0in" fo:text-indent="0in" style:auto-text-indent="false"/>
    </style:style>
    <style:style style:name="P6" style:family="paragraph" style:parent-style-name="Standard">
      <style:text-properties style:font-name="Open Sans" style:font-name-asian="Open Sans1" style:font-name-complex="Open Sans1"/>
    </style:style>
    <style:style style:name="P7" style:family="paragraph" style:parent-style-name="Standard">
      <style:paragraph-properties fo:line-height="100%"/>
      <style:text-properties style:font-name="Open Sans" style:font-name-asian="Open Sans1" style:font-name-complex="Open Sans1"/>
    </style:style>
    <style:style style:name="P8" style:family="paragraph" style:parent-style-name="Standard">
      <style:paragraph-properties fo:line-height="100%" fo:orphans="0" fo:widows="0"/>
      <style:text-properties style:font-name="Open Sans" style:font-name-asian="Open Sans1" style:font-name-complex="Open Sans1"/>
    </style:style>
    <style:style style:name="P9" style:family="paragraph" style:parent-style-name="Standard" style:list-style-name="WWNum1">
      <style:paragraph-properties fo:margin-left="1in" fo:margin-right="0in" fo:text-indent="-0.25in" style:auto-text-indent="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Open Sans" style:font-name-asian="Open Sans1" style:font-name-complex="Open Sans1"/>
    </style:style>
    <style:style style:name="P11" style:family="paragraph" style:parent-style-name="Heading_20_1"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background-color="#efefef" loext:char-shading-value="0"/>
    </style:style>
    <style:style style:name="T3" style:family="text">
      <style:text-properties officeooo:rsid="000a89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_a9s8d0c2uaec"/>Installation</text:p>
      <text:p text:style-name="Heading_20_2"><text:bookmark text:name="_pprnkwmuv7wa"/>Dependencies</text:p>
      <text:p text:style-name="P2">The workflow has additional dependencies on top of the bare Python 3 needed by the development branch of pmx. Without administrative permissions, it is easiest to obtain all of them at once by using conda.</text:p>
      <text:list xml:id="list3286512565" text:style-name="WWNum1">
        <text:list-item>
          <text:p text:style-name="P9">Install and configure miniconda or anaconda itself (<text:a xlink:type="simple" xlink:href="https://docs.conda.io/projects/conda/en/latest/user-guide/install/linux.html" text:style-name="ListLabel_20_10" text:visited-style-name="ListLabel_20_10"><text:span text:style-name="T1">instructions</text:span></text:a>). Install it in a path visible from all nodes of the cluster, eg. a networked directory like $HOME </text:p>
        </text:list-item>
        <text:list-item>
          <text:p text:style-name="P9">Create a new conda environment using Python 3.7 &amp; the required packages and activate it</text:p>
        </text:list-item>
      </text:list>
      <table:table table:name="Table1" table:style-name="Table1">
        <table:table-column table:style-name="Table1.A"/>
        <table:table-row table:style-name="Table1.1">
          <table:table-cell table:style-name="Table1.A1" office:value-type="string">
            <text:p text:style-name="P7">conda create -n myenvname python=3.7 numpy matplotlib luigi MDanalysis</text:p>
            <text:p text:style-name="P7">conda activate myenvname</text:p>
          </table:table-cell>
        </table:table-row>
      </table:table>
      <text:p text:style-name="Heading_20_2"><text:bookmark text:name="_ud6ceb9uqr3v"/>PMX</text:p>
      <text:p text:style-name="P2">The branch of pmx that introduces the workflow is available on GitHub. To download and install it:</text:p>
      <table:table table:name="Table2" table:style-name="Table2">
        <table:table-column table:style-name="Table2.A"/>
        <table:table-row table:style-name="Table2.1">
          <table:table-cell table:style-name="Table2.A1" office:value-type="string">
            <text:p text:style-name="P10">git clone https://github.com/deGrootLab/pmx.git</text:p>
            <text:p text:style-name="P8">cd pmx</text:p>
            <text:p text:style-name="P10">git checkout abs_dG_workflow</text:p>
            <text:p text:style-name="P10">python setup.py install</text:p>
          </table:table-cell>
        </table:table-row>
      </table:table>
      <text:p text:style-name="P2">If you did this from within the conda environment you created above, pmx is now part of the same environment.</text:p>
      <text:p text:style-name="Heading_20_2"><text:bookmark text:name="_pe0jpiuwqg9k"/>Temp folder</text:p>
      <text:p text:style-name="P2">Luigi uses a shared folder to create and store jobscripts for the cluster. This folder needs to be accessible from the login node and all the worker nodes. It defaults to <text:span text:style-name="T2">$HOME/temp/</text:span>.</text:p>
      <text:p text:style-name="Heading_20_2"><text:bookmark text:name="_1dwz4grj5uas"/>Gromacs versions</text:p>
      <text:p text:style-name="P2">The dG protocol should work with any gromacs version as long as the proper call to mdrun is specified on the command line (see below). That said, gmx version prior to 2021 have a <text:a xlink:type="simple" xlink:href="https://redmine.gromacs.org/issues/3403" text:style-name="ListLabel_20_10" text:visited-style-name="ListLabel_20_10"><text:span text:style-name="T1">bug</text:span></text:a> in the free energy kernel leading to incorrect dG predictions with this protocol. <text:span text:style-name="T3">It has been patched in the </text:span>2021 release.</text:p>
      <text:p text:style-name="P2">In the meantime, here is a <text:a xlink:type="simple" xlink:href="https://drive.google.com/drive/folders/1QiSMJhkX7w6PXcZY9nK3znUQERVvB_-y?usp=sharing" text:style-name="ListLabel_20_10" text:visited-style-name="ListLabel_20_10"><text:span text:style-name="T1">patch</text:span></text:a> for gromacs 2019.4 that fixes this bug in a slightly less efficient manner. To use it, download the gromacs <text:a xlink:type="simple" xlink:href="http://ftp.gromacs.org/pub/gromacs/gromacs-2019.4.tar.gz" text:style-name="ListLabel_20_10" text:visited-style-name="ListLabel_20_10"><text:span text:style-name="T1">2019.4 source</text:span></text:a>, replace </text:p>
      <table:table table:name="Table3" table:style-name="Table3">
        <table:table-column table:style-name="Table3.A"/>
        <table:table-row table:style-name="Table3.1">
          <table:table-cell table:style-name="Table3.A1" office:value-type="string">
            <text:p text:style-name="P1">src/gromacs/gmxlib/nonbonded/nb_free_energy.cpp</text:p>
            <text:p text:style-name="P1">src/gromacs/mdlib/forcerec.cpp</text:p>
          </table:table-cell>
        </table:table-row>
      </table:table>
      <text:p text:style-name="P3">with versions provided in the patch above, and compile the code.</text:p>
      <table:table table:name="Table4" table:style-name="Table4">
        <table:table-column table:style-name="Table4.A"/>
        <text:soft-page-break/>
        <table:table-row table:style-name="Table4.1">
          <table:table-cell table:style-name="Table4.A1" office:value-type="string">
            <text:p text:style-name="P6">cd gromacs-2019.4</text:p>
            <text:p text:style-name="P6">mkdir build</text:p>
            <text:p text:style-name="P6">cd build</text:p>
            <text:p text:style-name="P6">cmake .. -DGMX_OPENMP=ON -DGMX_GPU=on -DGMX_FFT_LIBRARY=fftw3 -DCMAKE_INSTALL_PREFIX=/where/ever/you/want/gromacs/installed/ </text:p>
            <text:p text:style-name="P6">make</text:p>
            <text:p text:style-name="P6">make install</text:p>
            <text:p text:style-name="P6">cd ../..</text:p>
          </table:table-cell>
        </table:table-row>
      </table:table>
      <text:p text:style-name="Standard"/>
      <text:p text:style-name="Heading_20_1"><text:bookmark text:name="_74aevj9jx50m"/>Usage</text:p>
      <text:p text:style-name="P2">The protocol is built on top of the luigi workflow manager. This allows it to rerun as few steps (tasks) as possible in case of failure. Similar to make, luigi will only run uncompleted tasks, making it safe to rerun multiple times from the same directory. It also interfaces to SGE to submit jobs, have them run in parallel, and monitor their progress.</text:p>
      <text:p text:style-name="Heading_20_2"><text:bookmark text:name="_qwubv77pxo4o"/>Command line</text:p>
      <text:p text:style-name="P2">The workflow can be launched by calling a script from the login node:</text:p>
      <table:table table:name="Table5" table:style-name="Table5">
        <table:table-column table:style-name="Table5.A"/>
        <table:table-row table:style-name="Table5.1">
          <table:table-cell table:style-name="Table5.A1" office:value-type="string">
            <text:p text:style-name="P10">python <text:s/>pmx/src/pmx/scripts/workflows/SGE_tasks/absFE/Workflow_aligned_Complete.py</text:p>
          </table:table-cell>
        </table:table-row>
      </table:table>
      <text:p text:style-name="P2">The $PATH must contain SGE’s qsub and qstat as well as gmx for this to work. Upon completion it will output a summary_aligned.txt with a table of protein-ligand binding free energies.</text:p>
      <text:p text:style-name="P2">You can find self-explanatory instructions on the command line by passing it the <text:span text:style-name="T2">-h</text:span> argument. The default values for every option work fine. On a heterogeneous cluster different mdrun compilations would be optimal on different nodes. So it can be useful to wrap the selection logic for them in a separate script and pass that as the <text:span text:style-name="T2">--mdrun</text:span> parameter to the workflow instead of the default value of “gmx mdrun”.</text:p>
      <text:p text:style-name="P2">There is an option to use the gui that comes with luigi to track the progress of the workflow: <text:span text:style-name="T2">--rem_sched</text:span>. This requires a running luigi central scheduler (started with <text:span text:style-name="T2">luigid</text:span>) that can be reached over http, see <text:a xlink:type="simple" xlink:href="https://luigi.readthedocs.io/en/stable/central_scheduler.html" text:style-name="ListLabel_20_10" text:visited-style-name="ListLabel_20_10"><text:span text:style-name="T1">https://luigi.readthedocs.io/en/stable/central_scheduler.html</text:span></text:a>.</text:p>
      <text:p text:style-name="P2">If any task in the workflow fails, it will be reattempted up to a number of times specified in “luigi.cfg” file for that task. Previously completed tasks will not be rerun if they have all of their output. For some protein-ligand combinations TI can be unstable and will need multiple attempts of that task before TI successfully completes for all starting frames. TI for already completed frames will not rerun.</text:p>
      <text:p text:style-name="P4"><text:bookmark text:name="_k3yqjyjjfd0o"/><text:soft-page-break/>Input files</text:p>
      <text:p text:style-name="P5"><text:bookmark text:name="_2004pj548tcw"/>Config file</text:p>
      <text:p text:style-name="P2">Luigi expects a config file called “luigi.cfg” in the current working directory (the one the workflow is started in) that sets some settings. An example can be found <text:a xlink:type="simple" xlink:href="https://github.com/deGrootLab/pmx/blob/abs_dG_workflow_indep_repeats/src/pmx/scripts/workflows/data/luigi.cfg" text:style-name="ListLabel_20_10" text:visited-style-name="ListLabel_20_10"><text:span text:style-name="T1">here</text:span></text:a>. Use it to tell the script what proteins and ligands to use as well as how many cores each task should request from SGE.</text:p>
      <text:p text:style-name="Heading_20_4"><text:bookmark text:name="_qeib6h3fmmsy"/>Proteins and Ligands</text:p>
      <text:p text:style-name="P2">Parameter and structure files for the proteins and ligands need to be provided. An example can be found in the pmx/src/pmx/scripts/workflows/data/ folder. This folder should be pointed to by the <text:span text:style-name="T2">--toppath</text:span> argument. In it the protein and ligand directories should contain subfolders named the same as any target protein or ligand. Furthermore the protein subfolders should contain structure files for bound protein-ligand complexes named &lt;proteinName&gt;_&lt;ligandName&gt;.pdb</text:p>
      <text:p text:style-name="P2">To change which proteins and ligands to evaluate change the “luigi.cfg” file.</text:p>
      <text:p text:style-name="Heading_20_4"><text:bookmark text:name="_ozo143qzpxg3"/>MDP files</text:p>
      <text:p text:style-name="P2">Working mdp files can be found in pmx/src/pmx/scripts/workflows/data/mdp/ . The <text:span text:style-name="T2">--mdppath</text:span> argument should point to this folder or a copy of it.</text:p>
      <text:p text:style-name="Heading_20_4"><text:bookmark text:name="_n7da95mfb12y"/>Testing on an individual workstation</text:p>
      <text:p text:style-name="P2">When running the workflow on a workstation and not on a cluster (eg. for testing), it is helpful to limit the number of simultaneous worker processes luigi spawn<text:span text:style-name="T3">s</text:span> to the number of available CPU cores. Otherwize the workstation can become barely responsive until the workflow finishes. Use the <text:span text:style-name="T2">--workers &lt;#cores&gt;</text:span> argument for this.</text:p>
      <text:p text:style-name="P2"/>
      <text:p text:style-name="Heading_20_3"><text:bookmark text:name="_2j4wc67q71g9"/>Examples</text:p>
      <text:p text:style-name="P2">A working example directory for a single protein and ligand is included in the GitHub repository <text:a xlink:type="simple" xlink:href="https://github.com/deGrootLab/pmx/tree/abs_dG_workflow_indep_repeats/src/pmx/scripts/workflows/data" text:style-name="ListLabel_20_10" text:visited-style-name="ListLabel_20_10"><text:span text:style-name="T1">he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date>2022-05-18T13:27:58.071849338</dc:date>
    <meta:editing-duration>PT4M43S</meta:editing-duration>
    <meta:editing-cycles>1</meta:editing-cycles>
    <meta:document-statistic meta:table-count="5" meta:image-count="0" meta:object-count="0" meta:page-count="3" meta:paragraph-count="50" meta:word-count="824" meta:character-count="5202" meta:non-whitespace-character-count="4431"/>
  </office:meta>
</office:document-meta>
</file>